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32.9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26.79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841.6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139.15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6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14.09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87.4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style:text-line-through-style="solid" style:text-line-through-type="single" style:text-underline-style="solid" style:text-underline-width="auto" style:text-underline-color="font-color"/>
    </style:style>
    <style:style style:name="ce2" style:family="table-cell" style:parent-style-name="Default" style:data-style-name="N10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mok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5" table:default-cell-style-name="ce1"/>
        <table:table-row table:style-name="ro1">
          <table:table-cell table:style-name="Default" office:value-type="string" calcext:value-type="string">
            <text:p>TestSet</text:p>
          </table:table-cell>
          <table:table-cell table:style-name="Default" office:value-type="string" calcext:value-type="string">
            <text:p>execute</text:p>
          </table:table-cell>
          <table:table-cell table:style-name="Default" office:value-type="string" calcext:value-type="string">
            <text:p>testDescription</text:p>
          </table:table-cell>
          <table:table-cell table:style-name="Default" office:value-type="string" calcext:value-type="string">
            <text:p>prefix</text:p>
          </table:table-cell>
          <table:table-cell table:style-name="Default" office:value-type="string" calcext:value-type="string">
            <text:p>helper_params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params</text:p>
          </table:table-cell>
          <table:table-cell table:style-name="Default" office:value-type="string" calcext:value-type="string">
            <text:p>valid_method</text:p>
          </table:table-cell>
          <table:table-cell table:style-name="Default" office:value-type="string" calcext:value-type="string">
            <text:p>valid_type</text:p>
          </table:table-cell>
          <table:table-cell table:style-name="Default" office:value-type="string" calcext:value-type="string">
            <text:p>format_name</text:p>
          </table:table-cell>
          <table:table-cell table:style-name="Default" office:value-type="string" calcext:value-type="string">
            <text:p>arraySize</text:p>
          </table:table-cell>
          <table:table-cell table:style-name="Default" office:value-type="string" calcext:value-type="string">
            <text:p>arrayValue</text:p>
          </table:table-cell>
          <table:table-cell table:style-name="Default" office:value-type="string" calcext:value-type="string">
            <text:p>validateFunctio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untimeVal</text:p>
          </table:table-cell>
          <table:table-cell table:style-name="Default" office:value-type="string" calcext:value-type="string">
            <text:p>storeVariables</text:p>
          </table:table-cell>
          <table:table-cell table:style-name="Default" office:value-type="string" calcext:value-type="string">
            <text:p>preStoreVariables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smoke test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get all the accounts in current kernel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th_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the highest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th_blockNumb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TEGE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the coin bas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th_coinbas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the gas pric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th_gasPric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alance for the latest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lat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la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alance for the earliest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earli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earli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alance for the pending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pending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pendi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alance for the number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8-number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0x1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by number - lat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latest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latest fals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by number - earli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earliest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earliest fals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5"/>
          <table:table-cell office:value-type="string" calcext:value-type="string">
            <text:p>result.hash=&gt;blockHash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et block by number- pend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pending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pending 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by number –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0-number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0x1 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th_getBlockByHash</text:p>
          </table:table-cell>
          <table:table-cell office:value-type="string" calcext:value-type="string">
            <text:p>_blockHash 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tx counts by number -lat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latest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tx counts by number -earli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earliest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earli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tx counts by number -pend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pending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tx counts by number -0x1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12-number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block tx counts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th_getBlockTransactionCountByHash</text:p>
          </table:table-cell>
          <table:table-cell office:value-type="string" calcext:value-type="string">
            <text:p>_blockHash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support compiler name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th_getCompiler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solidity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et miner hashr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eth_hashrat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if current client is min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eth_mining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Protocol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eth_protocolVersion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if the current client is sync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eth_syncing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if the account is unlocke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personal_isAccountUnlocked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all the account in the current clie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ock an account with valid passwro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8-valid-ps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/>
          <table:table-cell table:style-name="ce4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ock an account with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8-invalid-ps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wro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ock an account missing one param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8-miss-param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reate a new Account without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9-no-ps</text:p>
          </table:table-cell>
          <table:table-cell office:value-type="string" calcext:value-type="string">
            <text:p>personal_newAc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reate a new Account with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ersonal_newAccou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if the new created account exist in the system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39-verify</text:p>
          </table:table-cell>
          <table:table-cell office:value-type="string" calcext:value-type="string">
            <text:p>personal_listAc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_newAccoun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unlock the sender’s account for one time use and send the a transact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ersonal send a transaction –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invalid-ps</text:p>
          </table:table-cell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wro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ersonal send a transaction – missing param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miss-param</text:p>
          </table:table-cell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gn a messag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123456 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gn a message with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1-invalid-ps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123456 0xa00a2d0d10ce8a2ea47a76fbb935405df2a12b0e2bc932f188f84b5f16da9c2c wro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id_type</text:p>
          </table:table-cell>
          <table:table-cell office:value-type="string" calcext:value-type="string">
            <text:p>WRONG_PW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gn a message missing param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1-miss-param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123456 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gn an invalid encoded messag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1-invalid-msg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0x02345 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ign a transact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ersonal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he signed transaction to avoid nonce gap issu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2-post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_txRaw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ersonal sign a transaction – invalid passwor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invalid-ps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wro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ersonal sign a transaction – missing param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0-miss-param</text:p>
          </table:table-cell>
          <table:table-cell office:value-type="string" calcext:value-type="string">
            <text:p>personal_sig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}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if net is listening to its peer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net_listening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heck the number of peer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net_peerCou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heck net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net_versio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heck rpc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pc_versio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heck web client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web_clientVersion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3" office:value-type="string" calcext:value-type="string">
            <text:p>eth_compileSolidity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eth_estimateGas</text:p>
          </table:table-cell>
          <table:table-cell table:style-name="Default"/>
          <table:table-cell table:style-name="Default" office:value-type="string" calcext:value-type="string">
            <text:p>format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HEX</text:p>
          </table:table-cell>
          <table:table-cell table:style-name="Default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th_call</text:p>
          </table:table-cell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eth_getCode</text:p>
          </table:table-cell>
          <table:table-cell table:style-name="Default" table:number-columns-repeated="1016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th_getFilterChange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th_getFilterLogs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eth_getLogs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eth_getStorageAt</text:p>
          </table:table-cell>
          <table:table-cell table:style-name="Default" table:number-columns-repeated="101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moke</text:p>
          </table:table-cell>
          <table:table-cell table:style-name="ce3"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eth_getTransactionByHash</text:p>
          </table:table-cell>
          <table:table-cell table:style-name="ce3"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th_getTransactionCount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eth_getTransactionReceipt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eth_newBlockFilter</text:p>
          </table:table-cell>
          <table:table-cell table:style-name="Default"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eth_newFilte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eth_newPendingTransactionFilte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eth_sendRawTransaction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eth_sendTransaction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eth_sign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eth_signTransaction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eth_submitHashrate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moke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eth_submitWork</text:p>
          </table:table-cell>
          <table:table-cell table:style-name="Default"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eth_uninstallFilt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nlock the sender’s account for one time use and send the a transact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ersonal_unlockAccount</text:p>
          </table:table-cell>
          <table:table-cell table:number-columns-repeated="1016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stratum smoke test</text:p>
          </table:table-cell>
          <table:table-cell table:style-name="Default" office:value-type="string" calcext:value-type="string">
            <text:p>x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t blockTemplate with empty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empty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t blockTemplate with one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object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t blockTemplate with one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object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office:value-type="string" calcext:value-type="string">
            <text:p>{capabilities:[],rules:[]}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t blockTemplate with one params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style-name="Default" office:value-type="string" calcext:value-type="string">
            <text:p>50-object-simple</text:p>
          </table:table-cell>
          <table:table-cell table:style-name="Default" office:value-type="string" calcext:value-type="string">
            <text:p>getblocktemplate</text:p>
          </table:table-cell>
          <table:table-cell table:style-name="Default" office:value-type="string" calcext:value-type="string">
            <text:p>{}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tBlockHeader</text:p>
          </table:table-cell>
          <table:table-cell table:style-name="Default" office:value-type="string" calcext:value-type="string">
            <text:p>stratum-smoke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getHeaderByBlockNumber</text:p>
          </table:table-cell>
          <table:table-cell table:style-name="Default" office:value-type="string" calcext:value-type="string">
            <text:p>_headerHeight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ubmitblock with 0x</text:p>
          </table:table-cell>
          <table:table-cell table:style-name="Default" office:value-type="string" calcext:value-type="string">
            <text:p>stratum-smoke</text:p>
          </table:table-cell>
          <table:table-cell table:style-name="Default" office:value-type="string" calcext:value-type="string">
            <text:p>'true’</text:p>
          </table:table-cell>
          <table:table-cell table:style-name="Default" office:value-type="string" calcext:value-type="string">
            <text:p>data0xPrefix</text:p>
          </table:table-cell>
          <table:table-cell table:style-name="Default" office:value-type="string" calcext:value-type="string">
            <text:p>48-prefix</text:p>
          </table:table-cell>
          <table:table-cell table:style-name="Default" office:value-type="string" calcext:value-type="string">
            <text:p>submitblock</text:p>
          </table:table-cell>
          <table:table-cell table:style-name="Default" office:value-type="string" calcext:value-type="string">
            <text:p>_headerNonce _solution _headerHash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ubmitblock without 0x</text:p>
          </table:table-cell>
          <table:table-cell table:style-name="Default" office:value-type="string" calcext:value-type="string">
            <text:p>stratum-smoke</text:p>
          </table:table-cell>
          <table:table-cell table:style-name="ce2" office:value-type="string" calcext:value-type="string">
            <text:p>false</text:p>
          </table:table-cell>
          <table:table-cell table:style-name="Default" office:value-type="string" calcext:value-type="string">
            <text:p>data0xPrefix</text:p>
          </table:table-cell>
          <table:table-cell table:style-name="Default" office:value-type="string" calcext:value-type="string">
            <text:p>48-prefix</text:p>
          </table:table-cell>
          <table:table-cell table:style-name="Default" office:value-type="string" calcext:value-type="string">
            <text:p>submitblock</text:p>
          </table:table-cell>
          <table:table-cell table:style-name="Default" office:value-type="string" calcext:value-type="string">
            <text:p>_headerNonce _solution _headerHash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ubmitblock with empty array</text:p>
          </table:table-cell>
          <table:table-cell table:style-name="Default" office:value-type="string" calcext:value-type="string">
            <text:p>stratum-smoke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48-prefix</text:p>
          </table:table-cell>
          <table:table-cell table:style-name="Default" office:value-type="string" calcext:value-type="string">
            <text:p>submitblock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ping</text:p>
          </table:table-cell>
          <table:table-cell table:style-name="Default" office:value-type="string" calcext:value-type="string">
            <text:p>[]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7"/>
          <table:table-cell table:style-name="ce8" office:value-type="string" calcext:value-type="string">
            <text:p>getdifficulty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7"/>
          <table:table-cell table:style-name="ce8" office:value-type="string" calcext:value-type="string">
            <text:p>getMinerStats</text:p>
          </table:table-cell>
          <table:table-cell table:style-name="Default" office:value-type="string" calcext:value-type="string">
            <text:p>[_the miner account in aion_pool2 config_]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0:04:10.422932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18:07:17.993346245</dc:date>
    <meta:editing-duration>PT4H19M24S</meta:editing-duration>
    <meta:editing-cycles>6</meta:editing-cycles>
    <meta:generator>LibreOffice/6.0.7.3$Linux_X86_64 LibreOffice_project/00m0$Build-3</meta:generator>
    <meta:document-statistic meta:table-count="1" meta:cell-count="488" meta:object-count="0"/>
  </office:meta>
</office:document-meta>
</file>